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1.8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2in" svg:x="0in" svg:y="7.6264in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37in" svg:x="0in" svg:y="4.1244in">
            <draw:object draw:notify-on-update-of-ranges="Sheet1.A4:Sheet1.A11 Sheet1.C4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382in" svg:x="0.0177in" svg:y="11.1886in">
            <draw:object draw:notify-on-update-of-ranges="Sheet1.A16:Sheet1.A23 Sheet1.C16:Sheet1.C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378in" svg:x="0.0177in" svg:y="14.6378in">
            <draw:object draw:notify-on-update-of-ranges="Sheet1.A16:Sheet1.A23 Sheet1.B16:Sheet1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KD–Tre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umber of searches = 100</text:p>
          </table:table-cell>
          <table:table-cell office:value-type="string" calcext:value-type="string">
            <text:p>Average depth existing</text:p>
          </table:table-cell>
          <table:table-cell office:value-type="string" calcext:value-type="string">
            <text:p>Average depth non existing</text:p>
          </table:table-cell>
        </table:table-row>
        <table:table-row table:style-name="ro1">
          <table:table-cell office:value-type="string" calcext:value-type="string">
            <text:p>Number of points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99" calcext:value-type="float">
            <text:p>8.99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21" calcext:value-type="float">
            <text:p>10.21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11" calcext:value-type="float">
            <text:p>11.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.96" calcext:value-type="float">
            <text:p>16.96</text:p>
          </table:table-cell>
          <table:table-cell office:value-type="float" office:value="19.13" calcext:value-type="float">
            <text:p>19.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8.35" calcext:value-type="float">
            <text:p>18.35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.95" calcext:value-type="float">
            <text:p>19.95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0.34" calcext:value-type="float">
            <text:p>20.3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.51" calcext:value-type="float">
            <text:p>21.5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PR-Quadtre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umber of searches = 100</text:p>
          </table:table-cell>
          <table:table-cell office:value-type="string" calcext:value-type="string">
            <text:p>Average depth existing</text:p>
          </table:table-cell>
          <table:table-cell office:value-type="string" calcext:value-type="string">
            <text:p>Average depth non existing</text:p>
          </table:table-cell>
        </table:table-row>
        <table:table-row table:style-name="ro1">
          <table:table-cell office:value-type="string" calcext:value-type="string">
            <text:p>Number of points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1" calcext:value-type="float">
            <text:p>4.6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1" calcext:value-type="float">
            <text:p>5.4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84" calcext:value-type="float">
            <text:p>5.8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57" calcext:value-type="float">
            <text:p>7.57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.22" calcext:value-type="float">
            <text:p>8.22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7" calcext:value-type="float">
            <text:p>8.7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.94" calcext:value-type="float">
            <text:p>8.94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.07" calcext:value-type="float">
            <text:p>9.07</text:p>
          </table:table-cell>
          <table:table-cell office:value-type="float" office:value="8.61" calcext:value-type="float">
            <text:p>8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9:21:20.955363084</meta:creation-date>
    <dc:date>2023-05-09T20:03:51.723335169</dc:date>
    <meta:editing-duration>PT42M26S</meta:editing-duration>
    <meta:editing-cycles>12</meta:editing-cycles>
    <meta:generator>LibreOffice/7.5.2.2$Linux_X86_64 LibreOffice_project/50$Build-2</meta:generator>
    <meta:document-statistic meta:table-count="1" meta:cell-count="5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scatter" chart:style-name="ch1">
        <chart:title svg:x="5.639cm" svg:y="0.315cm" chart:style-name="ch2">
          <text:p>KD-Trees Depth Found</text:p>
        </chart:title>
        <chart:legend chart:legend-position="end" svg:x="13.145cm" svg:y="4.195cm" style:legend-expansion="high" chart:style-name="ch3"/>
        <chart:plot-area chart:style-name="ch4" table:cell-range-address="Sheet1.A4:Sheet1.B11" svg:x="1.33cm" svg:y="1.273cm" svg:width="11.496cm" svg:height="6.555cm">
          <chart:coordinate-region svg:x="1.951cm" svg:y="1.472cm" svg:width="10.318cm" svg:height="5.709cm"/>
          <chart:axis chart:dimension="x" chart:name="primary-x" chart:style-name="ch5">
            <chart:title svg:x="5.909cm" svg:y="8.007cm" chart:style-name="ch6">
              <text:p>Number of data</text:p>
            </chart:title>
          </chart:axis>
          <chart:axis chart:dimension="y" chart:name="primary-y" chart:style-name="ch7">
            <chart:title svg:x="0.451cm" svg:y="5.666cm" chart:style-name="ch8">
              <text:p>Average depth</text:p>
            </chart:title>
            <chart:grid chart:style-name="ch9" chart:class="major"/>
          </chart:axis>
          <chart:series chart:style-name="ch10" chart:values-cell-range-address="Sheet1.B4:Sheet1.B11" chart:class="chart:scatter">
            <chart:domain table:cell-range-address="Sheet1.A4:Sheet1.A1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4:Sheet1.A11</svg:desc>
                </draw:g>
              </table:table-cell>
              <table:table-cell office:value-type="float" office:value="8.99">
                <text:p>8.99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21.51">
                <text:p>21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scatter" chart:style-name="ch1">
        <chart:title svg:x="5.389cm" svg:y="0.316cm" chart:style-name="ch2">
          <text:p>KD-Tree Depth not Found</text:p>
        </chart:title>
        <chart:legend chart:legend-position="end" svg:x="13.146cm" svg:y="4.202cm" style:legend-expansion="high" chart:style-name="ch3"/>
        <chart:plot-area chart:style-name="ch4" table:cell-range-address="Sheet1.A4:Sheet1.A11 Sheet1.C4:Sheet1.C11" svg:x="1.33cm" svg:y="1.275cm" svg:width="11.497cm" svg:height="6.566cm">
          <chart:coordinate-region svg:x="1.951cm" svg:y="1.474cm" svg:width="10.319cm" svg:height="5.72cm"/>
          <chart:axis chart:dimension="x" chart:name="primary-x" chart:style-name="ch5">
            <chart:title svg:x="5.909cm" svg:y="8.021cm" chart:style-name="ch6">
              <text:p>Number of data</text:p>
            </chart:title>
          </chart:axis>
          <chart:axis chart:dimension="y" chart:name="primary-y" chart:style-name="ch7">
            <chart:title svg:x="0.451cm" svg:y="5.7cm" chart:style-name="ch8">
              <text:p>Average Depth</text:p>
            </chart:title>
            <chart:grid chart:style-name="ch9" chart:class="major"/>
          </chart:axis>
          <chart:series chart:style-name="ch10" chart:values-cell-range-address="Sheet1.C4:Sheet1.C11" chart:class="chart:scatter">
            <chart:domain table:cell-range-address="Sheet1.A4:Sheet1.A1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4:Sheet1.A11</svg:desc>
                </draw:g>
              </table:table-cell>
              <table:table-cell office:value-type="float" office:value="10.93">
                <text:p>10.93</text:p>
                <draw:g>
                  <svg:desc>Sheet1.C4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23.3">
                <text:p>2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scatter" chart:style-name="ch1">
        <chart:title svg:x="4.926cm" svg:y="0.315cm" chart:style-name="ch2">
          <text:p>PR-Quadtree Depth not Found</text:p>
        </chart:title>
        <chart:legend chart:legend-position="end" svg:x="13.146cm" svg:y="4.195cm" style:legend-expansion="high" chart:style-name="ch3"/>
        <chart:plot-area chart:style-name="ch4" table:cell-range-address="Sheet1.A16:Sheet1.A23 Sheet1.C16:Sheet1.C23" svg:x="1.33cm" svg:y="1.273cm" svg:width="11.497cm" svg:height="6.555cm">
          <chart:coordinate-region svg:x="1.951cm" svg:y="1.472cm" svg:width="10.319cm" svg:height="5.709cm"/>
          <chart:axis chart:dimension="x" chart:name="primary-x" chart:style-name="ch5">
            <chart:title svg:x="5.909cm" svg:y="8.007cm" chart:style-name="ch6">
              <text:p>Number of data</text:p>
            </chart:title>
          </chart:axis>
          <chart:axis chart:dimension="y" chart:name="primary-y" chart:style-name="ch7">
            <chart:title svg:x="0.451cm" svg:y="5.666cm" chart:style-name="ch8">
              <text:p>Average depth</text:p>
            </chart:title>
            <chart:grid chart:style-name="ch9" chart:class="major"/>
          </chart:axis>
          <chart:series chart:style-name="ch10" chart:values-cell-range-address="Sheet1.C16:Sheet1.C23" chart:class="chart:scatter">
            <chart:domain table:cell-range-address="Sheet1.A16:Sheet1.A2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6:Sheet1.A23</svg:desc>
                </draw:g>
              </table:table-cell>
              <table:table-cell office:value-type="float" office:value="4.1">
                <text:p>4.1</text:p>
                <draw:g>
                  <svg:desc>Sheet1.C16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8.61">
                <text:p>8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7cm" xlink:href=".." xlink:type="simple" chart:class="chart:scatter" chart:style-name="ch1">
        <chart:title svg:x="5.296cm" svg:y="0.315cm" chart:style-name="ch2">
          <text:p>PR-Quadtree Depth Found</text:p>
        </chart:title>
        <chart:legend chart:legend-position="end" svg:x="13.146cm" svg:y="4.194cm" style:legend-expansion="high" chart:style-name="ch3"/>
        <chart:plot-area chart:style-name="ch4" table:cell-range-address="Sheet1.A16:Sheet1.B23" svg:x="1.33cm" svg:y="1.273cm" svg:width="11.497cm" svg:height="6.554cm">
          <chart:coordinate-region svg:x="1.951cm" svg:y="1.472cm" svg:width="10.319cm" svg:height="5.708cm"/>
          <chart:axis chart:dimension="x" chart:name="primary-x" chart:style-name="ch5">
            <chart:title svg:x="5.909cm" svg:y="8.006cm" chart:style-name="ch6">
              <text:p>Number of data</text:p>
            </chart:title>
          </chart:axis>
          <chart:axis chart:dimension="y" chart:name="primary-y" chart:style-name="ch7">
            <chart:title svg:x="0.451cm" svg:y="5.666cm" chart:style-name="ch8">
              <text:p>Average depth</text:p>
            </chart:title>
            <chart:grid chart:style-name="ch9" chart:class="major"/>
          </chart:axis>
          <chart:series chart:style-name="ch10" chart:values-cell-range-address="Sheet1.B16:Sheet1.B23" chart:class="chart:scatter">
            <chart:domain table:cell-range-address="Sheet1.A16:Sheet1.A2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6:Sheet1.A23</svg:desc>
                </draw:g>
              </table:table-cell>
              <table:table-cell office:value-type="float" office:value="4.61">
                <text:p>4.61</text:p>
                <draw:g>
                  <svg:desc>Sheet1.B16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9.07">
                <text:p>9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